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4in" style:rel-column-width="2425*"/>
    </style:style>
    <style:style style:name="Table1.B" style:family="table-column">
      <style:table-column-properties style:column-width="5.009in" style:rel-column-width="72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2338*"/>
    </style:style>
    <style:style style:name="Table2.B" style:family="table-column">
      <style:table-column-properties style:column-width="5.0694in" style:rel-column-width="730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style="italic" fo:font-weight="normal" officeooo:rsid="0012a9ee" officeooo:paragraph-rsid="0004acf8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text-properties fo:font-size="10pt" fo:font-style="italic" fo:font-weight="normal" officeooo:rsid="0004acf8" officeooo:paragraph-rsid="0004acf8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text-properties fo:font-size="10pt" fo:font-style="italic" fo:font-weight="normal" officeooo:rsid="000a2236" officeooo:paragraph-rsid="000a2236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fo:font-size="10pt" fo:font-weight="bold" officeooo:rsid="0012a9ee" officeooo:paragraph-rsid="0004acf8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normal" officeooo:rsid="0012a9ee" officeooo:paragraph-rsid="0004acf8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0b808d" officeooo:paragraph-rsid="000b808d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style="normal" fo:font-weight="normal" officeooo:rsid="0004acf8" officeooo:paragraph-rsid="0004acf8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fo:font-weight="bold" officeooo:rsid="0004acf8" officeooo:paragraph-rsid="0004acf8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style:font-name="Courier" fo:font-size="10pt" fo:font-style="italic" fo:font-weight="normal" officeooo:rsid="0004acf8" officeooo:paragraph-rsid="0004acf8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style:font-name="Courier" fo:font-size="10pt" fo:font-style="italic" fo:font-weight="normal" officeooo:rsid="000a2236" officeooo:paragraph-rsid="000a2236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text-properties style:font-name="Courier" fo:font-size="10pt" fo:font-style="italic" fo:font-weight="bold" officeooo:rsid="0004acf8" officeooo:paragraph-rsid="0004acf8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style:font-name="Courier" fo:font-size="10pt" fo:font-style="normal" fo:font-weight="normal" officeooo:rsid="0009a005" officeooo:paragraph-rsid="0009a00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Courier" fo:font-size="10pt" fo:font-style="normal" fo:font-weight="normal" officeooo:rsid="0004fc9c" officeooo:paragraph-rsid="0009a00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Courier" fo:font-size="10pt" fo:font-style="normal" fo:font-weight="normal" officeooo:rsid="000a2236" officeooo:paragraph-rsid="000a223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Liberation Serif" fo:font-size="10pt" fo:font-style="italic" fo:font-weight="bold" officeooo:rsid="0004acf8" officeooo:paragraph-rsid="0004acf8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style:font-name="Liberation Serif" fo:font-size="10pt" fo:font-style="italic" fo:font-weight="normal" officeooo:rsid="0004fc9c" officeooo:paragraph-rsid="0004fc9c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style:font-name="Liberation Serif" fo:font-size="10pt" fo:font-style="italic" fo:font-weight="normal" officeooo:rsid="0009a005" officeooo:paragraph-rsid="0009a005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text-properties style:font-name="Liberation Serif" fo:font-size="10pt" fo:font-style="normal" fo:font-weight="normal" officeooo:rsid="0004fc9c" officeooo:paragraph-rsid="0004fc9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Liberation Serif" fo:font-size="10pt" fo:font-style="normal" fo:font-weight="normal" officeooo:rsid="0004fc9c" officeooo:paragraph-rsid="0009a00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Liberation Serif" fo:font-size="10pt" fo:font-style="normal" fo:font-weight="normal" officeooo:rsid="0009a005" officeooo:paragraph-rsid="0009a005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Liberation Serif" fo:font-size="10pt" fo:font-style="normal" fo:font-weight="normal" officeooo:rsid="000a2236" officeooo:paragraph-rsid="000a223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Liberation Serif" fo:font-size="10pt" fo:font-style="normal" fo:font-weight="bold" officeooo:rsid="0009a005" officeooo:paragraph-rsid="0009a005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09a005" officeooo:paragraph-rsid="0009a00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04fc9c" officeooo:paragraph-rsid="0004fc9c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Courier" fo:font-size="10pt" officeooo:rsid="0009a005" officeooo:paragraph-rsid="0009a005" style:font-size-asian="10pt" style:font-size-complex="10pt"/>
    </style:style>
    <style:style style:name="P26" style:family="paragraph" style:parent-style-name="Table_20_Contents">
      <style:text-properties style:font-name="Courier" fo:font-size="9pt" officeooo:rsid="0009a005" officeooo:paragraph-rsid="0009a005" style:font-size-asian="9pt" style:font-size-complex="9pt"/>
    </style:style>
    <style:style style:name="T1" style:family="text">
      <style:text-properties officeooo:rsid="0004ac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4acf8" style:font-style-asian="italic" style:font-style-complex="italic"/>
    </style:style>
    <style:style style:name="T4" style:family="text">
      <style:text-properties fo:font-style="italic" officeooo:rsid="00051308" style:font-style-asian="italic" style:font-style-complex="italic"/>
    </style:style>
    <style:style style:name="T5" style:family="text">
      <style:text-properties fo:font-style="italic" officeooo:rsid="000b808d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4acf8" style:font-style-asian="normal" style:font-style-complex="normal"/>
    </style:style>
    <style:style style:name="T8" style:family="text">
      <style:text-properties officeooo:rsid="00051308"/>
    </style:style>
    <style:style style:name="T9" style:family="text">
      <style:text-properties officeooo:rsid="0005df08"/>
    </style:style>
    <style:style style:name="T10" style:family="text">
      <style:text-properties officeooo:rsid="0009a005"/>
    </style:style>
    <style:style style:name="T11" style:family="text">
      <style:text-properties style:font-name="Courier" fo:font-style="normal" style:font-style-asian="normal" style:font-style-complex="normal"/>
    </style:style>
    <style:style style:name="T12" style:family="text">
      <style:text-properties officeooo:rsid="000b80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ÍCIOS – <text:span text:style-name="T1">A PILHA (</text:span><text:span text:style-name="T3">THE</text:span><text:span text:style-name="T1"> STACK)</text:span></text:p>
      <text:p text:style-name="P6"><text:span text:style-name="T2">Objetivo: entender como funciona a pilha em um processo.</text:span></text:p>
      <text:p text:style-name="P5"/>
      <text:p text:style-name="P4">Exercício 1</text:p>
      <text:p text:style-name="P1">Objetivo: <text:span text:style-name="T1">lembrar do papel da pilha na execução de uma gramática livre de contexto</text:span></text:p>
      <text:p text:style-name="P1"><text:span text:style-name="T6"/></text:p>
      <text:p text:style-name="P1"><text:span text:style-name="T7">Considere a gramática livre de contexto com símbolo inicial S, não-terminal F e terminais </text:span><text:span text:style-name="T1">a</text:span><text:span text:style-name="T7"> e </text:span><text:span text:style-name="T1">b</text:span></text:p>
      <text:p text:style-name="P1"><text:span text:style-name="T7">S → vazio</text:span></text:p>
      <text:p text:style-name="P1"><text:span text:style-name="T7">S → aSa</text:span><text:span text:style-name="T1"> </text:span></text:p>
      <text:p text:style-name="P2">S → F</text:p>
      <text:p text:style-name="P2">F → bbb</text:p>
      <text:p text:style-name="P7">Use o algoritmo shift-reduce para resolver a sequência:</text:p>
      <text:p text:style-name="P7"/>
      <text:p text:style-name="P8"><text:tab/>abbba</text:p>
      <text:p text:style-name="P7"/>
      <text:p text:style-name="P8">Exercício 2</text:p>
      <text:p text:style-name="P2">Objetivo: traçar uma árvore sintática de um código C</text:p>
      <text:p text:style-name="P2"><text:span text:style-name="T6"/></text:p>
      <text:p text:style-name="P2"><text:span text:style-name="T6">Trace a árvore sintática relativa à execução da linha em negrito no seguinte código:</text:span></text:p>
      <text:p text:style-name="P2"><text:span text:style-name="T6"/></text:p>
      <text:p text:style-name="P9"><text:span text:style-name="T6">int func(int a, int b) {</text:span></text:p>
      <text:p text:style-name="P9"><text:span text:style-name="T6"><text:s text:c="2"/>return a + b;</text:span></text:p>
      <text:p text:style-name="P9"><text:span text:style-name="T6">}</text:span></text:p>
      <text:p text:style-name="P9"><text:span text:style-name="T6"/></text:p>
      <text:p text:style-name="P9"><text:span text:style-name="T6">int main() {</text:span></text:p>
      <text:p text:style-name="P9"><text:span text:style-name="T6"><text:s text:c="2"/>int i, j, k;</text:span></text:p>
      <text:p text:style-name="P9"><text:span text:style-name="T6"><text:s text:c="2"/>i = 0; j = 3;</text:span></text:p>
      <text:p text:style-name="P11"><text:span text:style-name="T6"><text:s text:c="2"/>k = func(i, j);</text:span></text:p>
      <text:p text:style-name="P9"><text:span text:style-name="T6"><text:s text:c="2"/>return 0;</text:span></text:p>
      <text:p text:style-name="P9"><text:span text:style-name="T6">}</text:span></text:p>
      <text:p text:style-name="P9"><text:span text:style-name="T6"/></text:p>
      <text:p text:style-name="P15"><text:span text:style-name="T6">Exercício 3</text:span></text:p>
      <text:p text:style-name="P16">Objetivo: identificar <text:span text:style-name="T10">como variáveis são “declaradas” em código assembly e entender a razão de usar tipos estáticos fortes.</text:span></text:p>
      <text:p text:style-name="P18"/>
      <text:p text:style-name="P18">A tabela abaixo mostra o código C de um pequeno programa e o código assembly gerado pelo compilador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</text:p>
          </table:table-cell>
          <table:table-cell table:style-name="Table1.B1" office:value-type="string">
            <text:p text:style-name="P24">Assembly</text:p>
          </table:table-cell>
        </table:table-row>
        <table:table-row>
          <table:table-cell table:style-name="Table1.A2" office:value-type="string">
            <text:p text:style-name="P26">int main() {</text:p>
            <text:p text:style-name="P26"><text:s text:c="2"/>int a;</text:p>
            <text:p text:style-name="P26"><text:s text:c="2"/>int b;</text:p>
            <text:p text:style-name="P26"><text:s text:c="2"/>a = 1;</text:p>
            <text:p text:style-name="P26"><text:s text:c="2"/>b = 50;</text:p>
            <text:p text:style-name="P26"><text:s text:c="2"/>a += b;</text:p>
            <text:p text:style-name="P26"><text:s text:c="2"/>return 0;</text:p>
            <text:p text:style-name="P26">}</text:p>
          </table:table-cell>
          <table:table-cell table:style-name="Table1.B2" office:value-type="string">
            <text:p text:style-name="P26"><text:tab/>.file<text:tab/>"simple.c"</text:p>
            <text:p text:style-name="P26"><text:tab/>.text</text:p>
            <text:p text:style-name="P26"><text:tab/>.globl<text:tab/>main</text:p>
            <text:p text:style-name="P26"><text:tab/>.type<text:tab/>main, @function</text:p>
            <text:p text:style-name="P26">main:</text:p>
            <text:p text:style-name="P26"><text:tab/>pushq<text:tab/>%rbp</text:p>
            <text:p text:style-name="P26"><text:tab/>movq<text:tab/>%rsp, %rbp</text:p>
            <text:p text:style-name="P26"><text:tab/>movl<text:tab/>$1, -8(%rbp)</text:p>
            <text:p text:style-name="P26"><text:tab/>movl<text:tab/>$50, -4(%rbp)</text:p>
            <text:p text:style-name="P26"><text:tab/>movl<text:tab/>-4(%rbp), %eax</text:p>
            <text:p text:style-name="P26"><text:tab/>addl<text:tab/>%eax, -8(%rbp)</text:p>
            <text:p text:style-name="P26"><text:tab/>movl<text:tab/>$0, %eax</text:p>
            <text:p text:style-name="P26"><text:tab/>popq<text:tab/>%rbp</text:p>
            <text:p text:style-name="P26"><text:tab/>ret</text:p>
            <text:p text:style-name="P26"><text:tab/>.size<text:tab/>main, .-main</text:p>
            <text:p text:style-name="P26"><text:tab/>.ident<text:tab/>"GCC: (Ubuntu 5.4.1-2ubuntu1~16.04) 5.4.1 20160904"</text:p>
            <text:p text:style-name="P26"><text:tab/>.section<text:tab/>.note.GNU-stack,"",@progbits</text:p>
          </table:table-cell>
        </table:table-row>
      </table:table>
      <text:p text:style-name="P16"/>
      <text:p text:style-name="P18"><text:tab/>a) <text:span text:style-name="T8">Qual é a posição de memória em que a variável </text:span><text:span text:style-name="T4">a</text:span><text:span text:style-name="T8"> foi alocada, tomando como base o Base Pointer (rbp)?</text:span></text:p>
      <text:p text:style-name="P18"/>
      <text:p text:style-name="P18"><text:tab/><text:span text:style-name="T9">b) A posição de memória que será alocada para uma variável é definida durante a compilação do programa ou durante sua execução?</text:span></text:p>
      <text:p text:style-name="P18"/>
      <text:p text:style-name="P18"><text:span text:style-name="T9"><text:tab/>c) Por que é necessário definir os tipos de variáveis no código-fonte de um programa em C?</text:span></text:p>
      <text:p text:style-name="P18"/>
      <text:p text:style-name="P22"><text:soft-page-break/>Exercício 4</text:p>
      <text:p text:style-name="P17">Objetivo: entender como C pode implementar o escopo local de variáveis usando a pilha.</text:p>
      <text:p text:style-name="P17"/>
      <text:p text:style-name="P20">No programa abaixo e no resultado de sua compilação em assembly:</text:p>
      <text:p text:style-name="P20"/>
      <text:p text:style-name="P20"><text:tab/>a) Quando o programa chega na linha 10, qual é o valor da variável <text:span text:style-name="T2">a</text:span> declada na linha 08? Por que ela não se confunde com a variável <text:span text:style-name="T2">a</text:span> declarada na linha 02?</text:p>
      <text:p text:style-name="P20"/>
      <text:p text:style-name="P20"><text:tab/>b) Desenhe a pilha do programa ao longo da execução do programa. Onde está a variável <text:span text:style-name="T2">a</text:span> declarada na linha 08? Onde está a variável <text:span text:style-name="T2">a </text:span>declarada na ilnha 02?</text:p>
      <text:p text:style-name="P20"/>
      <text:p text:style-name="P20"><text:tab/>c) Como o GCC implementou o escopo local de variáveis?</text:p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C</text:p>
          </table:table-cell>
          <table:table-cell table:style-name="Table2.B1" office:value-type="string">
            <text:p text:style-name="P23">Assembly</text:p>
          </table:table-cell>
        </table:table-row>
        <table:table-row>
          <table:table-cell table:style-name="Table2.A2" office:value-type="string">
            <text:p text:style-name="P25">01: int func() {</text:p>
            <text:p text:style-name="P25">02: <text:s text:c="2"/>int a;</text:p>
            <text:p text:style-name="P25">03: <text:s text:c="2"/>a = 1;</text:p>
            <text:p text:style-name="P25">04: <text:s text:c="2"/>return 50;</text:p>
            <text:p text:style-name="P25">05: }</text:p>
            <text:p text:style-name="P25">06: </text:p>
            <text:p text:style-name="P25">07: int main() {</text:p>
            <text:p text:style-name="P25">08: <text:s text:c="2"/>int a;</text:p>
            <text:p text:style-name="P25">09: <text:s text:c="2"/>a = func();</text:p>
            <text:p text:style-name="P25">10: <text:s text:c="2"/>return 0;</text:p>
            <text:p text:style-name="P25">11: }</text:p>
          </table:table-cell>
          <table:table-cell table:style-name="Table2.B2" office:value-type="string">
            <text:p text:style-name="P12"><text:tab/>.file<text:tab/>"function.c"</text:p>
            <text:p text:style-name="P12"><text:tab/>.text</text:p>
            <text:p text:style-name="P12"><text:tab/>.globl<text:tab/>func</text:p>
            <text:p text:style-name="P12"><text:tab/>.type<text:tab/>func, @function</text:p>
            <text:p text:style-name="P12">func:</text:p>
            <text:p text:style-name="P12"><text:tab/>pushq<text:tab/>%rbp</text:p>
            <text:p text:style-name="P12"><text:tab/>movq<text:tab/>%rsp, %rbp</text:p>
            <text:p text:style-name="P12"><text:tab/>movl<text:tab/>$1, -4(%rbp)</text:p>
            <text:p text:style-name="P12"><text:tab/>movl<text:tab/>$50, %eax</text:p>
            <text:p text:style-name="P12"><text:tab/>popq<text:tab/>%rbp</text:p>
            <text:p text:style-name="P12"><text:tab/>ret</text:p>
            <text:p text:style-name="P12"><text:tab/>.size<text:tab/>func, .-func</text:p>
            <text:p text:style-name="P12"><text:tab/>.globl<text:tab/>main</text:p>
            <text:p text:style-name="P12"><text:tab/>.type<text:tab/>main, @function</text:p>
            <text:p text:style-name="P12">main:</text:p>
            <text:p text:style-name="P12"><text:tab/>pushq<text:tab/>%rbp</text:p>
            <text:p text:style-name="P12"><text:tab/>movq<text:tab/>%rsp, %rbp</text:p>
            <text:p text:style-name="P12"><text:tab/>subq<text:tab/>$16, %rsp</text:p>
            <text:p text:style-name="P12"><text:tab/>movl<text:tab/>$0, %eax</text:p>
            <text:p text:style-name="P12"><text:tab/>call<text:tab/>func</text:p>
            <text:p text:style-name="P12"><text:tab/>movl<text:tab/>%eax, -4(%rbp)</text:p>
            <text:p text:style-name="P12"><text:tab/>movl<text:tab/>$0, %eax</text:p>
            <text:p text:style-name="P12"><text:tab/>leave</text:p>
            <text:p text:style-name="P12"><text:tab/>ret</text:p>
            <text:p text:style-name="P12"><text:tab/>.size<text:tab/>main, .-main</text:p>
            <text:p text:style-name="P12"><text:tab/>.ident<text:tab/>"GCC: (Ubuntu 5.4.1-2ubuntu1~16.04) 5.4.1 20160904"</text:p>
            <text:p text:style-name="P12"><text:tab/>.section<text:tab/>.note.GNU-stack,"",@progbits</text:p>
            <text:p text:style-name="P13"/>
          </table:table-cell>
        </table:table-row>
      </table:table>
      <text:p text:style-name="P18"/>
      <text:p text:style-name="P19"/>
      <text:p text:style-name="P22">Exercício 5</text:p>
      <text:p text:style-name="P17">Objetivo: identificar o sentido de crescimento da pilha na memória do programa</text:p>
      <text:p text:style-name="P20"/>
      <text:p text:style-name="P17"><text:span text:style-name="T6">O programa abaixo diz ser capaz de identificar o sentido de crescimento da pilha de um programa (isto é, se a pilha cresce em sentido “crescente” na memória ou se cresce em sentido “decrescente”). </text:span></text:p>
      <text:p text:style-name="P17"><text:span text:style-name="T6"/></text:p>
      <text:p text:style-name="P17"><text:span text:style-name="T6"><text:tab/>a) Desenhe o estado da pilha na primeira chamada da função func(). Lembre-se de indicar o espaço reservado para as variáveis de escopo local.</text:span></text:p>
      <text:p text:style-name="P17"><text:span text:style-name="T6"/></text:p>
      <text:p text:style-name="P17"><text:span text:style-name="T6"><text:tab/>b) Desenhe o estado da pilha após a primeira chamada recursiva da função func().</text:span></text:p>
      <text:p text:style-name="P17"><text:span text:style-name="T6"/></text:p>
      <text:p text:style-name="P17"><text:span text:style-name="T6"><text:tab/>c) Você acredita que o programa, de fato, será capaz de demonstrar o sentido de crescimento da pilha?</text:span></text:p>
      <text:p text:style-name="P20"/>
      <text:p text:style-name="P20"/>
      <text:p text:style-name="P20"/>
      <text:p text:style-name="P20"><text:soft-page-break/></text:p>
      <text:p text:style-name="P12">void func(int N) {</text:p>
      <text:p text:style-name="P12"><text:s text:c="2"/>int a;</text:p>
      <text:p text:style-name="P12"><text:s text:c="2"/>printf("Stack em %p (%lu)\n", &amp;a, (unsigned long int)&amp;a);</text:p>
      <text:p text:style-name="P12"><text:s text:c="2"/>if (N&lt;10) func(N+1);</text:p>
      <text:p text:style-name="P12">}</text:p>
      <text:p text:style-name="P12"/>
      <text:p text:style-name="P12">int main() {</text:p>
      <text:p text:style-name="P12"><text:s text:c="2"/>func(0);</text:p>
      <text:p text:style-name="P12"><text:s text:c="2"/>printf("\n\n\n");</text:p>
      <text:p text:style-name="P12"><text:s text:c="2"/>return 0;</text:p>
      <text:p text:style-name="P12">}</text:p>
      <text:p text:style-name="P20"/>
      <text:p text:style-name="P22">Exercício 6</text:p>
      <text:p text:style-name="P17">Objetivo: explicitar uma falha de segurança de pilhas</text:p>
      <text:p text:style-name="P17"/>
      <text:p text:style-name="P21">Analise o código abaixo. Como a funcao_maliciosa() está fazendo para encontrar os dados que só deveriam ser acessíveis à partir da função main()? <text:span text:style-name="T12">Se achar necessário, desenhe a pilha (ao longo da memória) e a posição que está sendo apontada por </text:span><text:span text:style-name="T5">char *d</text:span><text:span text:style-name="T12"> a cada iteração do laço </text:span><text:span text:style-name="T5">for</text:span><text:span text:style-name="T12">.</text:span></text:p>
      <text:p text:style-name="P17"/>
      <text:p text:style-name="P14">#include &lt;stdio.h&gt;</text:p>
      <text:p text:style-name="P14"/>
      <text:p text:style-name="P10"><text:span text:style-name="T6">void funcao_maliciosa() {</text:span></text:p>
      <text:p text:style-name="P10"><text:span text:style-name="T6"><text:s text:c="2"/>char c, *d;</text:span></text:p>
      <text:p text:style-name="P10"><text:span text:style-name="T6"><text:s text:c="2"/>d = &amp;c;</text:span></text:p>
      <text:p text:style-name="P10"><text:span text:style-name="T6"><text:s text:c="2"/>for (int i = 0; i &lt; 150; i++) {</text:span></text:p>
      <text:p text:style-name="P10"><text:span text:style-name="T6"><text:s text:c="4"/>printf("%c", *d);</text:span></text:p>
      <text:p text:style-name="P10"><text:span text:style-name="T6"><text:s text:c="4"/>d++;</text:span></text:p>
      <text:p text:style-name="P10"><text:span text:style-name="T6"><text:s text:c="2"/>}</text:span></text:p>
      <text:p text:style-name="P10"><text:span text:style-name="T6"><text:s text:c="2"/>printf("\n");</text:span></text:p>
      <text:p text:style-name="P10"><text:span text:style-name="T6"><text:s text:c="2"/>return;</text:span></text:p>
      <text:p text:style-name="P10"><text:span text:style-name="T6">}</text:span></text:p>
      <text:p text:style-name="P10"><text:span text:style-name="T6"/></text:p>
      <text:p text:style-name="P10"><text:span text:style-name="T6">int main() {</text:span></text:p>
      <text:p text:style-name="P10"><text:span text:style-name="T6"><text:s text:c="2"/>char dado_sigiloso[] = "MINHA SENHA";</text:span></text:p>
      <text:p text:style-name="P10"><text:span text:style-name="T6"><text:s text:c="2"/>funcao_maliciosa();</text:span></text:p>
      <text:p text:style-name="P10"><text:span text:style-name="T6"><text:s text:c="2"/>return 0;</text:span></text:p>
      <text:p text:style-name="P3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15:59.665956811</meta:creation-date>
    <dc:date>2018-04-02T14:04:44.710409393</dc:date>
    <meta:editing-duration>PT12M38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3" meta:paragraph-count="137" meta:word-count="714" meta:character-count="4014" meta:non-whitespace-character-count="3309"/>
  </office:meta>
</office:document-meta>
</file>